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tinus Sans" svg:font-family="'Libertinus Sans'" style:font-family-generic="swiss" style:font-pitch="variable"/>
    <style:font-face style:name="Libertinus Serif" svg:font-family="'Libertinus Serif'" style:font-family-generic="roman"/>
    <style:font-face style:name="Libertinus Serif1" svg:font-family="'Libertinus Serif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Regular" svg:font-family="'Noto Sans Regular'" style:font-family-generic="system" style:font-pitch="variable"/>
    <style:font-face style:name="PingFang SC" svg:font-family="'PingFang SC'" style:font-family-generic="system" style:font-pitch="variable"/>
    <style:font-face style:name="Source Sans Pro" svg:font-family="'Source Sans Pro'" style:font-family-generic="roman" style:font-pitch="variable"/>
    <style:font-face style:name="Source Sans Pro Black" svg:font-family="'Source Sans Pro Black'" style:font-family-generic="swiss" style:font-pitch="variable"/>
    <style:font-face style:name="Source Sans Pro1" svg:font-family="'Source Sans Pro'" style:font-pitch="variable"/>
    <style:font-face style:name="Source Sans Pro2" svg:font-family="'Source Sans Pro'" style:font-family-generic="swiss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Midnightblue-title">
      <style:graphic-properties draw:auto-grow-height="true" fo:min-height="1.997cm" loext:decorative="false"/>
      <style:paragraph-properties style:writing-mode="lr-tb"/>
    </style:style>
    <style:style style:name="pr2" style:family="presentation" style:parent-style-name="Midnightblue-subtitle">
      <style:graphic-properties draw:auto-grow-height="true" fo:min-height="5.136cm" loext:decorative="false"/>
      <style:paragraph-properties style:writing-mode="lr-tb"/>
    </style:style>
    <style:style style:name="pr3" style:family="presentation" style:parent-style-name="Midnightblue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Midnightblue-title">
      <style:graphic-properties fo:min-height="3.25cm" loext:decorative="false"/>
      <style:paragraph-properties style:writing-mode="lr-tb"/>
    </style:style>
    <style:style style:name="pr5" style:family="presentation" style:parent-style-name="Midnightblue-outline1">
      <style:graphic-properties fo:min-height="13.25cm" loext:decorative="false"/>
      <style:paragraph-properties style:writing-mode="lr-tb"/>
    </style:style>
    <style:style style:name="pr6" style:family="presentation" style:parent-style-name="Midnightblue-outline1">
      <style:graphic-properties fo:min-height="9.751cm" loext:decorative="false"/>
      <style:paragraph-properties style:writing-mode="lr-tb"/>
    </style:style>
    <style:style style:name="P1" style:family="paragraph">
      <style:text-properties style:font-name="Libertinus Sans"/>
    </style:style>
    <style:style style:name="P2" style:family="paragraph">
      <style:paragraph-properties fo:margin-left="0cm" fo:margin-right="0cm" fo:margin-top="0.3cm" fo:margin-bottom="0.3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hyphenate="false"/>
    </style:style>
    <style:style style:name="P3" style:family="paragraph">
      <style:text-properties fo:color="#000000" loext:opacity="100%" style:font-name="Libertinus Serif1" fo:font-size="18pt" fo:font-weight="normal" style:font-size-asian="18pt" style:font-weight-asian="normal" style:font-size-complex="18pt" style:font-weight-complex="normal"/>
    </style:style>
    <style:style style:name="P4" style:family="paragraph">
      <loext:graphic-properties draw:fill-color="#ffffff"/>
      <style:text-properties fo:font-size="18pt" style:font-size-asian="18pt" style:font-size-complex="18pt"/>
    </style:style>
    <style:style style:name="P5" style:family="paragraph">
      <style:paragraph-properties fo:margin-left="0cm" fo:margin-right="0cm" fo:margin-top="0cm" fo:margin-bottom="0.372cm" fo:text-indent="0cm"/>
    </style:style>
    <style:style style:name="P6" style:family="paragraph">
      <style:text-properties fo:color="#000000" loext:opacity="100%" fo:font-size="20pt" style:font-size-asian="20pt" style:font-size-complex="20pt"/>
    </style:style>
    <style:style style:name="P7" style:family="paragraph">
      <loext:graphic-properties draw:fill-color="#ffffff"/>
      <style:text-properties fo:font-size="20pt" style:font-size-asian="20pt" style:font-size-complex="20pt"/>
    </style:style>
    <style:style style:name="P8" style:family="paragraph">
      <style:paragraph-properties fo:margin-left="0cm" fo:margin-right="0cm" fo:margin-top="0cm" fo:margin-bottom="0.3cm" fo:text-indent="0cm" style:text-autospace="ideograph-alpha" style:punctuation-wrap="hanging"/>
    </style:style>
    <style:style style:name="P9" style:family="paragraph">
      <style:text-properties fo:color="#000000" loext:opacity="100%" fo:font-size="20pt" fo:font-weight="normal" style:font-size-asian="20pt" style:font-weight-asian="normal" style:font-size-complex="20pt" style:font-weight-complex="normal"/>
    </style:style>
    <style:style style:name="P10" style:family="paragraph">
      <style:paragraph-properties fo:margin-left="0cm" fo:margin-right="0cm" fo:margin-top="0cm" fo:margin-bottom="0.372cm" fo:text-indent="0cm" style:text-autospace="ideograph-alpha" style:punctuation-wrap="hanging"/>
    </style:style>
    <style:style style:name="P11" style:family="paragraph">
      <style:paragraph-properties fo:margin-left="0cm" fo:margin-right="0cm" fo:margin-top="0cm" fo:margin-bottom="0.373cm" fo:text-indent="0cm" style:text-autospace="ideograph-alpha" style:punctuation-wrap="hanging"/>
    </style:style>
    <style:style style:name="P12" style:family="paragraph">
      <style:text-properties fo:font-size="20pt" fo:font-weight="normal" style:font-size-asian="20pt" style:font-weight-asian="normal" style:font-size-complex="20pt" style:font-weight-complex="normal"/>
    </style:style>
    <style:style style:name="T1" style:family="text">
      <style:text-properties style:font-name="Libertinus Sans"/>
    </style:style>
    <style:style style:name="T2" style:family="text">
      <style:text-properties fo:color="#000000" loext:opacity="100%" style:text-outline="false" style:text-line-through-style="none" style:text-line-through-type="none" style:text-position="0% 100%" style:font-name="Libertinus Serif1" fo:font-size="18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fo:color="#000000" loext:opacity="100%" fo:font-size="20pt" style:font-size-asian="20pt" style:font-size-complex="20pt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font-name="Libertinus Serif1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00" loext:opacity="100%" fo:font-size="20pt" fo:font-weight="normal" style:font-size-asian="20pt" style:font-weight-asian="normal" style:font-size-complex="20pt" style:font-weight-complex="normal"/>
    </style:style>
    <style:style style:name="T6" style:family="text">
      <style:text-properties fo:color="#ff0000" loext:opacity="100%" fo:font-size="20pt" fo:font-weight="normal" style:font-size-asian="20pt" style:font-weight-asian="normal" style:font-size-complex="20pt" style:font-weight-complex="normal"/>
    </style:style>
    <style:style style:name="T7" style:family="text">
      <style:text-properties fo:color="#ff0000" loext:opacity="100%" style:font-name="Libertinus Serif" fo:font-size="20pt" fo:font-weight="normal" style:font-name-asian="Libertinus Serif" style:font-size-asian="20pt" style:font-weight-asian="normal" style:font-name-complex="Libertinus Serif" style:font-size-complex="20pt" style:font-weight-complex="normal"/>
    </style:style>
    <style:style style:name="T8" style:family="text">
      <style:text-properties fo:color="#000000" loext:opacity="100%" style:font-name="Libertinus Serif" fo:font-size="20pt" fo:font-weight="normal" style:font-name-asian="Libertinus Serif" style:font-size-asian="20pt" style:font-weight-asian="normal" style:font-name-complex="Libertinus Serif" style:font-size-complex="20pt" style:font-weight-complex="normal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font-name="Libertinus Serif" fo:font-size="20pt" fo:font-style="normal" fo:text-shadow="none" style:text-underline-style="none" fo:font-weight="normal" style:letter-kerning="true" style:font-name-asian="Libertinus Serif" style:font-size-asian="20pt" style:font-style-asian="normal" style:font-weight-asian="normal" style:font-name-complex="Libertinus Serif" style:font-size-complex="20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ff0000" loext:opacity="100%" style:text-outline="false" style:text-line-through-style="none" style:text-line-through-type="none" style:font-name="Libertinus Serif1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ff0000" loext:opacity="100%" style:text-outline="false" style:text-line-through-style="none" style:text-line-through-type="none" style:font-name="Libertinus Serif" fo:font-size="20pt" fo:font-style="normal" fo:text-shadow="none" style:text-underline-style="none" fo:font-weight="normal" style:letter-kerning="true" style:font-name-asian="Libertinus Serif" style:font-size-asian="20pt" style:font-style-asian="normal" style:font-weight-asian="normal" style:font-name-complex="Libertinus Serif" style:font-size-complex="20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2a6099" loext:opacity="100%" style:text-outline="false" style:text-line-through-style="none" style:text-line-through-type="none" style:font-name="Libertinus Serif" fo:font-size="20pt" fo:font-style="normal" fo:text-shadow="none" style:text-underline-style="none" fo:font-weight="normal" style:letter-kerning="true" style:font-name-asian="Libertinus Serif" style:font-size-asian="20pt" style:font-style-asian="normal" style:font-weight-asian="normal" style:font-name-complex="Libertinus Serif" style:font-size-complex="20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a933" loext:opacity="100%" style:text-outline="false" style:text-line-through-style="none" style:text-line-through-type="none" style:font-name="Libertinus Serif" fo:font-size="20pt" fo:font-style="normal" fo:text-shadow="none" style:text-underline-style="none" fo:font-weight="normal" style:letter-kerning="true" style:font-name-asian="Libertinus Serif" style:font-size-asian="20pt" style:font-style-asian="normal" style:font-weight-asian="normal" style:font-name-complex="Libertinus Serif" style:font-size-complex="20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ff8000" loext:opacity="100%" fo:font-size="20pt" fo:font-weight="normal" style:font-size-asian="20pt" style:font-weight-asian="normal" style:font-size-complex="20pt" style:font-weight-complex="normal"/>
    </style:style>
    <style:style style:name="T15" style:family="text">
      <style:text-properties fo:color="#2a6099" loext:opacity="100%" fo:font-size="20pt" fo:font-weight="normal" style:font-size-asian="20pt" style:font-weight-asian="normal" style:font-size-complex="20pt" style:font-weight-complex="normal"/>
    </style:style>
    <style:style style:name="T16" style:family="text">
      <style:text-properties fo:font-variant="normal" fo:text-transform="none" fo:color="#ff8000" loext:opacity="100%" style:text-outline="false" style:text-line-through-style="none" style:text-line-through-type="none" style:font-name="Libertinus Serif" fo:font-size="20pt" fo:font-style="normal" fo:text-shadow="none" style:text-underline-style="none" fo:font-weight="normal" style:letter-kerning="true" style:font-name-asian="Libertinus Serif" style:font-size-asian="20pt" style:font-style-asian="normal" style:font-weight-asian="normal" style:font-name-complex="Libertinus Serif" style:font-size-complex="20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Libertinus Serif" fo:font-size="20pt" fo:font-style="normal" fo:text-shadow="none" style:text-underline-style="none" fo:font-weight="normal" style:letter-kerning="true" style:font-name-asian="Libertinus Serif" style:font-size-asian="20pt" style:font-style-asian="normal" style:font-weight-asian="normal" style:font-name-complex="Libertinus Serif" style:font-size-complex="20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space-before="0.3cm" text:min-label-width="0.9cm"/>
        <style:text-properties fo:color="#009eda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009eda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009eda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009eda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009eda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009eda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009eda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009eda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009eda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009eda" fo:font-size="100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office:forms form:automatic-focus="false" form:apply-design-mode="false"/>
        <draw:frame presentation:style-name="pr1" draw:text-style-name="P1" draw:layer="layout" svg:width="26cm" svg:height="1.997cm" svg:x="1cm" svg:y="0.627cm" presentation:class="title">
          <draw:text-box>
            <text:p><text:span text:style-name="T1">XML-Workshop für Editionsprojekte</text:span></text:p>
          </draw:text-box>
        </draw:frame>
        <draw:frame presentation:style-name="pr2" draw:text-style-name="P3" draw:layer="layout" svg:width="25cm" svg:height="5.136cm" svg:x="1.25cm" svg:y="9.85cm" presentation:class="subtitle" presentation:user-transformed="true">
          <draw:text-box>
            <text:p text:style-name="P2"><text:span text:style-name="T2">Christian Sonder M. A.</text:span></text:p>
            <text:p text:style-name="P2"><text:span text:style-name="T2">Wiss. Mitarbeiter SSRQ, Universität St. Gallen</text:span></text:p>
            <text:p text:style-name="P2"><text:span text:style-name="T2">Trilog-Verlag für Kunst, Literatur und Wissenschaft</text:span></text:p>
            <text:p text:style-name="P2"><text:span text:style-name="T2">Mail: christian.sonder@unisg.ch oder christian.sonder@trilog-verlag.de</text:span></text:p>
            <text:p text:style-name="P2"><text:span text:style-name="T2"/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office:forms form:automatic-focus="false" form:apply-design-mode="false"/>
        <draw:frame presentation:style-name="pr4" draw:layer="layout" svg:width="25.199cm" svg:height="2.63cm" svg:x="1.397cm" svg:y="0.252cm" presentation:class="title" presentation:user-transformed="true">
          <draw:text-box>
            <text:p>Was wir in der letzten Sitzung gelernt haben</text:p>
          </draw:text-box>
        </draw:frame>
        <draw:frame presentation:style-name="pr5" draw:text-style-name="P6" draw:layer="layout" svg:width="25.061cm" svg:height="9.716cm" svg:x="1.397cm" svg:y="4cm" presentation:class="outline" presentation:user-transformed="true">
          <draw:text-box>
            <text:list text:style-name="L2">
              <text:list-header>
                <text:p><text:span text:style-name="T3">1. Sitzung</text:span></text:p>
                <text:list>
                  <text:list-item>
                    <text:p text:style-name="P5"><text:span text:style-name="T3">Was ist XML? Eine erweiterbare Auszeichnungssprache.</text:span></text:p>
                  </text:list-item>
                  <text:list-item>
                    <text:p text:style-name="P5"><text:span text:style-name="T3">Wofür benutzt man XML? Zum Strukturieren, Klassifizieren, Annotieren und Kommentieren von Daten.</text:span></text:p>
                  </text:list-item>
                  <text:list-item>
                    <text:p text:style-name="P5"><text:span text:style-name="T3">Was sind die zentralen Konzepte und Grundbegriffe? Bei einem textzentrierten Ansatz trennt man mit XML-Markup Wortlaut, Struktur und Aussehen eines Textes.</text:span></text:p>
                  </text:list-item>
                  <text:list-item>
                    <text:p text:style-name="P5"><text:span text:style-name="T3">XML-Syntax, Teil 1: Elemente, Attribute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office:forms form:automatic-focus="false" form:apply-design-mode="false"/>
        <draw:frame presentation:style-name="pr4" draw:layer="layout" svg:width="25.199cm" svg:height="2.63cm" svg:x="1.397cm" svg:y="0.252cm" presentation:class="title" presentation:user-transformed="true">
          <draw:text-box>
            <text:p>Was wir in dieser Sitzung lernen</text:p>
          </draw:text-box>
        </draw:frame>
        <draw:frame presentation:style-name="pr5" draw:text-style-name="P6" draw:layer="layout" svg:width="25.061cm" svg:height="9.716cm" svg:x="1.397cm" svg:y="4cm" presentation:class="outline" presentation:user-transformed="true">
          <draw:text-box>
            <text:list text:style-name="L2">
              <text:list-header>
                <text:p text:style-name="P5"><text:span text:style-name="T3">2. Sitzung</text:span></text:p>
                <text:list>
                  <text:list-item>
                    <text:p text:style-name="P8"><text:span text:style-name="T4">XML-Syntax, Teil 2: Escapen, Kommentare, CDATA Sections, </text:span><text:span text:style-name="T3">XML-Deklaration</text:span></text:p>
                  </text:list-item>
                  <text:list-item>
                    <text:p><text:span text:style-name="T3">Wie ist ein vollständiges XML-Dokument aufgebaut?</text:span></text:p>
                  </text:list-item>
                  <text:list-item>
                    <text:p><text:span text:style-name="T3">Wie kodiert man einfache Sachverhalte mit XML?</text:span></text:p>
                  </text:list-item>
                  <text:list-item>
                    <text:p text:style-name="P8"><text:span text:style-name="T4">XML und Unicode, </text:span><text:span text:style-name="T3">Character References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office:forms form:automatic-focus="false" form:apply-design-mode="false"/>
        <draw:frame presentation:style-name="pr4" draw:layer="layout" svg:width="25.199cm" svg:height="2.63cm" svg:x="1.397cm" svg:y="0.252cm" presentation:class="title" presentation:user-transformed="true">
          <draw:text-box>
            <text:p>Steuerzeichen und Escapen (Umschreiben)</text:p>
          </draw:text-box>
        </draw:frame>
        <draw:frame presentation:style-name="pr5" draw:text-style-name="P9" draw:layer="layout" svg:width="25.061cm" svg:height="9.716cm" svg:x="1.397cm" svg:y="4cm" presentation:class="outline" presentation:user-transformed="true">
          <draw:text-box>
            <text:list text:style-name="L3">
              <text:list-item>
                <text:p text:style-name="P5"><text:span text:style-name="T5">XML hat 5 Steuerzeichen, die für die Syntax von XML unerlässlich sind: </text:span><text:span text:style-name="T6">&lt;</text:span><text:span text:style-name="T5">,</text:span><text:span text:style-name="T6"> &gt;</text:span><text:span text:style-name="T5">,</text:span><text:span text:style-name="T6"> </text:span><text:span text:style-name="T7">"</text:span><text:span text:style-name="T8">,</text:span><text:span text:style-name="T7"> ' </text:span><text:span text:style-name="T8">und </text:span><text:span text:style-name="T7">&amp;</text:span><text:span text:style-name="T8">.</text:span></text:p>
              </text:list-item>
              <text:list-item>
                <text:p text:style-name="P5"><text:span text:style-name="T8">Wenn diese Zeichen wörtlich im Text vorkommen und nicht Teil des Markups sein sollen, dann müssen Sie in Form von «Entity References» «escaped», d. h. umschrieben, werden.</text:span></text:p>
              </text:list-item>
              <text:list-item>
                <text:p text:style-name="P5"><text:span text:style-name="T8">Eine «Entity Reference» besteht aus: &amp; + Name der Entity + ;</text:span></text:p>
              </text:list-item>
              <text:list-item>
                <text:p text:style-name="P5"><text:span text:style-name="T8">Es gibt für die 5 Steuerzeichen bereits vordefinierte Entities, die direkt benutzt werden können:</text:span></text:p>
                <text:p><text:span text:style-name="T9">Entity</text:span><text:span text:style-name="T9"><text:tab/></text:span><text:span text:style-name="T9"><text:tab/></text:span><text:span text:style-name="T9">Entity Reference</text:span><text:span text:style-name="T9"><text:tab/></text:span><text:span text:style-name="T9">Erläuterung</text:span><text:span text:style-name="T9"><text:line-break/></text:span><text:span text:style-name="T9">&lt;</text:span><text:span text:style-name="T9"><text:tab/></text:span><text:span text:style-name="T9"><text:tab/></text:span><text:span text:style-name="T9"><text:tab/></text:span><text:span text:style-name="T9">&amp;lt; </text:span><text:span text:style-name="T9"><text:tab/></text:span><text:span text:style-name="T9"><text:tab/></text:span><text:span text:style-name="T9"><text:tab/></text:span><text:span text:style-name="T9"><text:tab/></text:span><text:span text:style-name="T9">(lt = less than)</text:span><text:span text:style-name="T9"><text:line-break/></text:span><text:span text:style-name="T9">&gt;</text:span><text:span text:style-name="T9"><text:tab/></text:span><text:span text:style-name="T9"><text:tab/></text:span><text:span text:style-name="T9"><text:tab/></text:span><text:span text:style-name="T9">&amp;gt; </text:span><text:span text:style-name="T9"><text:tab/></text:span><text:span text:style-name="T9"><text:tab/></text:span><text:span text:style-name="T9"><text:tab/></text:span><text:span text:style-name="T9"><text:tab/></text:span><text:span text:style-name="T9">(gt = greather than)</text:span><text:span text:style-name="T9"><text:line-break/></text:span><text:span text:style-name="T9">"</text:span><text:span text:style-name="T9"><text:tab/></text:span><text:span text:style-name="T9"><text:tab/></text:span><text:span text:style-name="T9"><text:tab/></text:span><text:span text:style-name="T9">&amp;quot; </text:span><text:span text:style-name="T9"><text:tab/></text:span><text:span text:style-name="T9"><text:tab/></text:span><text:span text:style-name="T9"><text:tab/></text:span><text:span text:style-name="T9">(quot = quotation mark)</text:span><text:span text:style-name="T9"><text:line-break/></text:span><text:span text:style-name="T9">'</text:span><text:span text:style-name="T9"><text:tab/></text:span><text:span text:style-name="T9"><text:tab/></text:span><text:span text:style-name="T9"><text:tab/></text:span><text:span text:style-name="T9">&amp;apos; </text:span><text:span text:style-name="T9"><text:tab/></text:span><text:span text:style-name="T9"><text:tab/></text:span><text:span text:style-name="T9"><text:tab/></text:span><text:span text:style-name="T9">(apos = apostrophe)</text:span><text:span text:style-name="T9"><text:line-break/></text:span><text:span text:style-name="T8">&amp;</text:span><text:span text:style-name="T8"><text:tab/></text:span><text:span text:style-name="T8"><text:tab/></text:span><text:span text:style-name="T8"><text:tab/></text:span><text:span text:style-name="T8">&amp;amp;</text:span><text:span text:style-name="T8"><text:tab/></text:span><text:span text:style-name="T8"><text:tab/></text:span><text:span text:style-name="T8"><text:tab/></text:span><text:span text:style-name="T8"><text:tab/></text:span><text:span text:style-name="T8">(amp = ampersand)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office:forms form:automatic-focus="false" form:apply-design-mode="false"/>
        <draw:frame presentation:style-name="pr4" draw:layer="layout" svg:width="25.199cm" svg:height="2.63cm" svg:x="1.397cm" svg:y="0.252cm" presentation:class="title" presentation:user-transformed="true">
          <draw:text-box>
            <text:p>Wo muss was escaped (umschrieben) werden?</text:p>
          </draw:text-box>
        </draw:frame>
        <draw:frame presentation:style-name="pr5" draw:text-style-name="P9" draw:layer="layout" svg:width="25.061cm" svg:height="9.716cm" svg:x="1.397cm" svg:y="4cm" presentation:class="outline" presentation:user-transformed="true">
          <draw:text-box>
            <text:list text:style-name="L3">
              <text:list-item>
                <text:p text:style-name="P5"><text:span text:style-name="T5">In Elementen dürfen nicht vorkommen: </text:span><text:span text:style-name="T6">&lt;</text:span><text:span text:style-name="T5">, </text:span><text:span text:style-name="T6">&amp;</text:span></text:p>
              </text:list-item>
              <text:list-item>
                <text:p text:style-name="P10"><text:span text:style-name="T4">In Attributen dürfen nicht vorkommen: </text:span><text:span text:style-name="T10">&lt;</text:span><text:span text:style-name="T4">, </text:span><text:span text:style-name="T10">&amp;</text:span><text:span text:style-name="T4"> und </text:span><text:span text:style-name="T4"><text:line-break/></text:span><text:span text:style-name="T11">"</text:span><text:span text:style-name="T9"> (wenn das Attribut mit " eingeleitet wird) oder </text:span><text:span text:style-name="T9"><text:line-break/></text:span><text:span text:style-name="T11">'</text:span><text:span text:style-name="T9"> (wenn das Attribut mit ' eingeleitet wird)</text:span></text:p>
              </text:list-item>
              <text:list-item>
                <text:p text:style-name="P10"><text:span text:style-name="T9">Beispiele:</text:span><text:span text:style-name="T9"><text:tab/></text:span><text:span text:style-name="T9"><text:tab/></text:span><text:span text:style-name="T9"><text:tab/></text:span></text:p>
              </text:list-item>
              <text:list-item>
                <text:p text:style-name="P10"><text:span text:style-name="T12">&lt;aussage&gt;</text:span><text:span text:style-name="T9">a &amp;lt; b</text:span><text:span text:style-name="T12">&lt;/aussage&gt;</text:span><text:span text:style-name="T9"><text:tab/></text:span><text:span text:style-name="T9"><text:tab/></text:span><text:span text:style-name="T9"><text:tab/></text:span><text:span text:style-name="T9">statt</text:span><text:span text:style-name="T9"><text:tab/></text:span><text:span text:style-name="T9">&lt;aussage&gt;a </text:span><text:span text:style-name="T11">&lt;</text:span><text:span text:style-name="T9"> b &lt;/aussage&gt;</text:span><text:span text:style-name="T9"><text:line-break/></text:span><text:span text:style-name="T12">&lt;firma&gt;</text:span><text:span text:style-name="T9">Hektor &amp;amp; Co. KG</text:span><text:span text:style-name="T12">&lt;/firma&gt;</text:span><text:span text:style-name="T9"><text:tab/></text:span><text:span text:style-name="T9">statt</text:span><text:span text:style-name="T9"><text:tab/></text:span><text:span text:style-name="T9">&lt;firma&gt;Hektor </text:span><text:span text:style-name="T11">&amp;</text:span><text:span text:style-name="T9"> Co. KG&lt;/firma&gt;</text:span><text:span text:style-name="T9"><text:line-break/></text:span><text:span text:style-name="T12">&lt;a</text:span><text:span text:style-name="T9"> </text:span><text:span text:style-name="T13">value="a &amp;lt; b &amp;amp; c "</text:span><text:span text:style-name="T12">/&gt;</text:span><text:span text:style-name="T9"><text:tab/></text:span><text:span text:style-name="T9"><text:tab/></text:span><text:span text:style-name="T9"><text:tab/></text:span><text:span text:style-name="T9">statt</text:span><text:span text:style-name="T9"><text:tab/></text:span><text:span text:style-name="T9">&lt;a value="a </text:span><text:span text:style-name="T11">&lt;</text:span><text:span text:style-name="T9"> b </text:span><text:span text:style-name="T11">&amp;</text:span><text:span text:style-name="T9"> c"/&gt;</text:span><text:span text:style-name="T9"><text:line-break/></text:span><text:span text:style-name="T12">&lt;a</text:span><text:span text:style-name="T9"> </text:span><text:span text:style-name="T13">zitat="Er sagte: &amp;quot;Ach!&amp;quot;"</text:span><text:span text:style-name="T12">/&gt;</text:span><text:span text:style-name="T9"><text:tab/></text:span><text:span text:style-name="T9">statt</text:span><text:span text:style-name="T9"><text:tab/></text:span><text:span text:style-name="T9">&lt;a zitat="Er sagte: </text:span><text:span text:style-name="T11">"</text:span><text:span text:style-name="T9">Ach!</text:span><text:span text:style-name="T11">"</text:span><text:span text:style-name="T9">"/&gt;</text:span><text:span text:style-name="T9"><text:line-break/></text:span><text:span text:style-name="T12">&lt;a</text:span><text:span text:style-name="T9"> </text:span><text:span text:style-name="T13">zitat='Er sagte: &amp;apos;Ach!&amp;apos;"</text:span><text:span text:style-name="T12">/&gt;</text:span><text:span text:style-name="T9"><text:tab/></text:span><text:span text:style-name="T9">statt</text:span><text:span text:style-name="T9"><text:tab/></text:span><text:span text:style-name="T9">&lt;a zitat='Er sagte: </text:span><text:span text:style-name="T11">'</text:span><text:span text:style-name="T9">Ach!</text:span><text:span text:style-name="T11">'</text:span><text:span text:style-name="T9">'/&gt;</text:span><text:span text:style-name="T9"><text:line-break/></text:span><text:span text:style-name="T9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>
        <office:forms form:automatic-focus="false" form:apply-design-mode="false"/>
        <draw:frame presentation:style-name="pr4" draw:layer="layout" svg:width="25.199cm" svg:height="2.63cm" svg:x="1.397cm" svg:y="0.252cm" presentation:class="title" presentation:user-transformed="true">
          <draw:text-box>
            <text:p>Kommentare</text:p>
          </draw:text-box>
        </draw:frame>
        <draw:frame presentation:style-name="pr5" draw:text-style-name="P9" draw:layer="layout" svg:width="25.061cm" svg:height="9.716cm" svg:x="1.397cm" svg:y="4cm" presentation:class="outline" presentation:user-transformed="true">
          <draw:text-box>
            <text:list text:style-name="L3">
              <text:list-item>
                <text:p text:style-name="P5"><text:span text:style-name="T5">Ein XML-Kommentar besteht aus:</text:span></text:p>
                <text:p text:style-name="P5"><text:span text:style-name="T6">&lt;!--</text:span><text:span text:style-name="T5"> + Inhalt des Kommentars + </text:span><text:span text:style-name="T6">--&gt;</text:span></text:p>
              </text:list-item>
              <text:list-item>
                <text:p text:style-name="P5"><text:span text:style-name="T5">Beispiele:</text:span></text:p>
              </text:list-item>
              <text:list-item>
                <text:p text:style-name="P5"><text:span text:style-name="T4">&lt;!-- ToDo: Was steht hier genau? --&gt;</text:span><text:span text:style-name="T4"><text:line-break/></text:span><text:span text:style-name="T4">&lt;!-- Folgende Person kann ich nicht identifizieren, welche ID soll ich hier vergeben? --&gt;</text:span><text:span text:style-name="T4"><text:line-break/></text:span><text:span text:style-name="T4">&lt;!-- In einem XML-Kommentar &lt;foo val=</text:span><text:span text:style-name="T9">"</text:span><text:span text:style-name="T4">bar</text:span><text:span text:style-name="T9">"</text:span><text:span text:style-name="T5">/&gt; muss man übrigens nichts escapen &amp; das ist auch gut so! --&gt;</text:span></text:p>
              </text:list-item>
              <text:list-item>
                <text:p text:style-name="P5"><text:span text:style-name="T5">Ein XML-Kommentar darf nicht die Zeichenfolge «</text:span><text:span text:style-name="T6">--</text:span><text:span text:style-name="T5">» enthalten:</text:span></text:p>
              </text:list-item>
              <text:list-item>
                <text:p text:style-name="P5"><text:span text:style-name="T5">Negativbeispiel:</text:span></text:p>
                <text:p text:style-name="P5"><text:span text:style-name="T5">&lt;!-- A+ A und A</text:span><text:span text:style-name="T6">--</text:span><text:span text:style-name="T5">-&gt;</text:span><text:span text:style-name="T5"><text:line-break/></text:span><text:span text:style-name="T5">&lt;!-- Das hier </text:span><text:span text:style-name="T6">--</text:span><text:span text:style-name="T5"> ist auch verboten. --&gt;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2T1">
        <office:forms form:automatic-focus="false" form:apply-design-mode="false"/>
        <draw:frame presentation:style-name="pr4" draw:layer="layout" svg:width="25.199cm" svg:height="2.63cm" svg:x="1.397cm" svg:y="0.252cm" presentation:class="title" presentation:user-transformed="true">
          <draw:text-box>
            <text:p>Einsatz von Kommentaren</text:p>
          </draw:text-box>
        </draw:frame>
        <draw:frame presentation:style-name="pr5" draw:text-style-name="P9" draw:layer="layout" svg:width="25.061cm" svg:height="10.5cm" svg:x="1.397cm" svg:y="4cm" presentation:class="outline" presentation:user-transformed="true">
          <draw:text-box>
            <text:list text:style-name="L3">
              <text:list-item>
                <text:p text:style-name="P5"><text:span text:style-name="T5">XML-Kommentare kommen ausserhalb von anderem Markup (z. B. Tags) vor.</text:span></text:p>
              </text:list-item>
              <text:list-item>
                <text:p text:style-name="P5"><text:span text:style-name="T5">Beispiel:</text:span></text:p>
                <text:p text:style-name="P5"><text:span text:style-name="T14">&lt;!-- Ich stehe vor dem Dokument --&gt;</text:span><text:span text:style-name="T5"><text:line-break/></text:span><text:span text:style-name="T15">&lt;root&gt;</text:span><text:span text:style-name="T5"><text:line-break/></text:span><text:span text:style-name="T5"><text:tab/></text:span><text:span text:style-name="T14">&lt;!-- Ich komme vor einem Element --&gt;</text:span><text:span text:style-name="T5"> </text:span><text:span text:style-name="T5"><text:line-break/></text:span><text:span text:style-name="T5"><text:tab/></text:span><text:span text:style-name="T15">&lt;element&gt;</text:span><text:span text:style-name="T5">Foo </text:span><text:span text:style-name="T14">&lt;!-- Drinnen! --&gt;</text:span><text:span text:style-name="T15">&lt;/element&gt;</text:span><text:span text:style-name="T5"><text:line-break/></text:span><text:span text:style-name="T15">&lt;/root&gt;</text:span><text:span text:style-name="T5"><text:line-break/></text:span><text:span text:style-name="T14">&lt;!-- Und ich komme zum Schluss --&gt;</text:span></text:p>
              </text:list-item>
              <text:list-item>
                <text:p text:style-name="P5"><text:span text:style-name="T5">Kommentare zählen nicht zum Inhalt des XML-Dokuments und müssen von XML-Prozessoren nicht zwingend weiterverarbeitet werden, daher sollten sie nur temporäre Inhalte wie z. B. ToDos enthalten, aber keine relevanten Daten. Vor der Publikation einer XML-Datei sollten die Kommentare nach Möglichkeit abgearbeitet werden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2T1">
        <office:forms form:automatic-focus="false" form:apply-design-mode="false"/>
        <draw:frame presentation:style-name="pr4" draw:layer="layout" svg:width="25.199cm" svg:height="2.63cm" svg:x="1.397cm" svg:y="0.252cm" presentation:class="title" presentation:user-transformed="true">
          <draw:text-box>
            <text:p>CDATA Sections</text:p>
          </draw:text-box>
        </draw:frame>
        <draw:frame presentation:style-name="pr5" draw:text-style-name="P9" draw:layer="layout" svg:width="25.061cm" svg:height="9.716cm" svg:x="1.397cm" svg:y="4cm" presentation:class="outline" presentation:user-transformed="true">
          <draw:text-box>
            <text:list text:style-name="L3">
              <text:list-item>
                <text:p text:style-name="P5"><text:span text:style-name="T9">Neben dem Kommentar gibt es noch die CDATA Section (CDATA = Character Data). Sie besteht aus:</text:span></text:p>
                <text:p text:style-name="P5"><text:span text:style-name="T11">&lt;![CDATA[</text:span><text:span text:style-name="T9"> + Inhalt + </text:span><text:span text:style-name="T11">]]&gt;</text:span></text:p>
              </text:list-item>
              <text:list-item>
                <text:p text:style-name="P5"><text:span text:style-name="T9">Eine CDATA Section gehört zum Text des XML-Dokuments und muss immer verarbeitet werden. Wie beim Kommentar muss nichts escaped (umschrieben) werden, weil der Inhalt wörtlich wiedergegeben wird. Deswegen eignet sie sich besonders gut, um XML-Markup zu zitieren, ohne dass dieses ausgewertet wird.</text:span></text:p>
              </text:list-item>
              <text:list-item>
                <text:p text:style-name="P5"><text:span text:style-name="T9">Beispiel:</text:span></text:p>
                <text:p text:style-name="P5"><text:span text:style-name="T16">&lt;![CDATA[</text:span><text:span text:style-name="T17"> Hier kann beliebiges &lt;element n="1"&gt;XML-Markup&lt;/element&gt; &amp; so stehen. </text:span><text:span text:style-name="T16">]]&gt;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2T1">
        <office:forms form:automatic-focus="false" form:apply-design-mode="false"/>
        <draw:frame presentation:style-name="pr4" draw:layer="layout" svg:width="25.199cm" svg:height="2.63cm" svg:x="1.397cm" svg:y="0.252cm" presentation:class="title" presentation:user-transformed="true">
          <draw:text-box>
            <text:p>XML-Dokument</text:p>
          </draw:text-box>
        </draw:frame>
        <draw:frame presentation:style-name="pr5" draw:text-style-name="P9" draw:layer="layout" svg:width="25.061cm" svg:height="10cm" svg:x="1.397cm" svg:y="4cm" presentation:class="outline" presentation:user-transformed="true">
          <draw:text-box>
            <text:list text:style-name="L3">
              <text:list-item>
                <text:p text:style-name="P5"><text:span text:style-name="T9">Ein vollständiges XML-Dokument besteht aus maximal drei Bestandteilen: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<text:span text:style-name="T9"><text:s/></text:span><text:span text:style-name="T9">Prolog (= XML-Deklaration, Doctype-Deklaration*, Kommentare, Weissraum,</text:span><text:span text:style-name="T9"><text:line-break/></text:span><text:span text:style-name="T9"> Processing Instructions**)</text:span></text:p>
                      </text:list-item>
                      <text:list-item>
                        <text:p><text:span text:style-name="T9"><text:s/></text:span><text:span text:style-name="T9">Wurzelelement</text:span></text:p>
                      </text:list-item>
                      <text:list-item>
                        <text:p><text:span text:style-name="T9"><text:s/></text:span><text:span text:style-name="T9">Sonstiges (= Kommentare, Weissraum oder Processing Instructions**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><text:span text:style-name="T9">Der Prolog und das Sonstige sind optional, das minimal mögliche XML-Dokument besteht also nur aus einem Wurzelelement, z. B.: </text:span><text:span text:style-name="T13">&lt;a/&gt;</text:span></text:p>
              </text:list-item>
            </text:list>
            <text:p><text:span text:style-name="T9"/></text:p>
            <text:p text:style-name="P11"><text:span text:style-name="T9">* </text:span><text:span text:style-name="T9"><text:tab/></text:span><text:span text:style-name="T9">Doctype-Deklarationen, kurz DTD, werden wir nicht behandeln.</text:span><text:span text:style-name="T9"><text:line-break/></text:span><text:span text:style-name="T9">** <text:s/></text:span><text:span text:style-name="T9"><text:tab/></text:span><text:span text:style-name="T9">Processing Instructions lernen wir in der dritten Sitzung kennen</text:span></text:p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2T1">
        <office:forms form:automatic-focus="false" form:apply-design-mode="false"/>
        <draw:frame presentation:style-name="pr4" draw:layer="layout" svg:width="25.199cm" svg:height="2.63cm" svg:x="1.397cm" svg:y="0.252cm" presentation:class="title" presentation:user-transformed="true">
          <draw:text-box>
            <text:p>XML-Deklaration</text:p>
          </draw:text-box>
        </draw:frame>
        <draw:frame presentation:style-name="pr5" draw:text-style-name="P9" draw:layer="layout" svg:width="25.061cm" svg:height="9.716cm" svg:x="1.397cm" svg:y="4cm" presentation:class="outline" presentation:user-transformed="true">
          <draw:text-box>
            <text:list text:style-name="L3">
              <text:list-item>
                <text:p text:style-name="P5"><text:span text:style-name="T9">Wenn es eine XML-Deklaration im XML-Dokument gibt, dann muss sie an erster Stelle stehen.</text:span></text:p>
              </text:list-item>
              <text:list-item>
                <text:p text:style-name="P5"><text:span text:style-name="T9">Sie besteht aus folgenden Bestandteilen:</text:span></text:p>
                <text:p text:style-name="P5"><text:span text:style-name="T11">&lt;?xml</text:span><text:span text:style-name="T9"> + Attribut </text:span><text:span text:style-name="T11">version</text:span><text:span text:style-name="T9"> + Attribut </text:span><text:span text:style-name="T11">encoding</text:span><text:span text:style-name="T9"> + Attribut </text:span><text:span text:style-name="T11">standalone</text:span><text:span text:style-name="T9"> + </text:span><text:span text:style-name="T11">?&gt;</text:span></text:p>
              </text:list-item>
              <text:list-item>
                <text:p text:style-name="P10"><text:span text:style-name="T13">version="1.0"</text:span><text:span text:style-name="T9"> (Gibt die verwendete XML-Version an, also 1.0 oder 1.1)</text:span></text:p>
              </text:list-item>
              <text:list-item>
                <text:p text:style-name="P10"><text:span text:style-name="T13">encoding="UTF-8"</text:span><text:span text:style-name="T9"> (Gibt den verwendeten Zeichensatz an, in der Regel UTF-8, aber auch UTF-16, ISO-8859-1 usw. möglich.)</text:span></text:p>
              </text:list-item>
              <text:list-item>
                <text:p text:style-name="P10"><text:span text:style-name="T13">standalone="yes"</text:span><text:span text:style-name="T9"> oder </text:span><text:span text:style-name="T13">standalone="no"</text:span><text:span text:style-name="T9"> (Ist optional und gibt, vereinfacht gesagt, an, ob man zum Interpretieren des Dokuments Inhalte aus anderen Dateien parsen muss oder nicht. Standardmässig wird </text:span><text:span text:style-name="T13">standalone="no"</text:span><text:span text:style-name="T17"> angenommen.</text:span><text:span text:style-name="T9">)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2T1">
        <office:forms form:automatic-focus="false" form:apply-design-mode="false"/>
        <draw:frame presentation:style-name="pr4" draw:layer="layout" svg:width="25.199cm" svg:height="2.63cm" svg:x="1.397cm" svg:y="0.252cm" presentation:class="title" presentation:user-transformed="true">
          <draw:text-box>
            <text:p>XML-Dokument mit XML-Deklaration</text:p>
          </draw:text-box>
        </draw:frame>
        <draw:frame presentation:style-name="pr5" draw:text-style-name="P9" draw:layer="layout" svg:width="25.061cm" svg:height="9.716cm" svg:x="1.397cm" svg:y="4cm" presentation:class="outline" presentation:user-transformed="true">
          <draw:text-box>
            <text:list text:style-name="L3">
              <text:list-header>
                <text:p text:style-name="P10"><text:span text:style-name="T12">&lt;?xml</text:span><text:span text:style-name="T9"> </text:span><text:span text:style-name="T13">version="1.0" encoding="UTF-8"</text:span><text:span text:style-name="T12">?&gt;</text:span><text:span text:style-name="T9"><text:line-break/></text:span><text:span text:style-name="T16">&lt;!-- Das ist ein kleines Test-Dokument --&gt;</text:span><text:span text:style-name="T9"><text:line-break/></text:span><text:span text:style-name="T12">&lt;wurzel&gt;</text:span><text:span text:style-name="T9"><text:line-break/></text:span><text:span text:style-name="T9"> <text:s text:c="3"/></text:span><text:span text:style-name="T12">&lt;element&gt;</text:span><text:span text:style-name="T9">Hier kommt mein Inhalt hin.</text:span><text:span text:style-name="T12">&lt;/element&gt;</text:span><text:span text:style-name="T9"><text:line-break/></text:span><text:span text:style-name="T12">&lt;/wurzel&gt;</text:span><text:span text:style-name="T9"><text:line-break/></text:span><text:span text:style-name="T16">&lt;!-- Hier endet das Test-Dokument --&gt;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2T1">
        <office:forms form:automatic-focus="false" form:apply-design-mode="false"/>
        <draw:frame presentation:style-name="pr4" draw:layer="layout" svg:width="25cm" svg:height="2.75cm" svg:x="1.5cm" svg:y="0.25cm" presentation:class="title" presentation:user-transformed="true">
          <draw:text-box>
            <text:p>Der komplette Kurs auf GitHub</text:p>
          </draw:text-box>
        </draw:frame>
        <draw:frame presentation:style-name="pr6" draw:text-style-name="P12" draw:layer="layout" svg:width="25cm" svg:height="9.75cm" svg:x="1.5cm" svg:y="4cm" presentation:class="outline" presentation:user-transformed="true">
          <draw:text-box>
            <text:list text:style-name="L5">
              <text:list-header>
                <text:p><text:span text:style-name="T18"/></text:p>
                <text:p><text:span text:style-name="T18"/></text:p>
                <text:p><text:span text:style-name="T18"><text:a xlink:href="https://github.com/ChristianSonderUniSG/xml-kurs" xlink:type="simple">https://github.com/ChristianSonderUniSG/xml-kurs</text:a></text:span></text:p>
              </text:list-header>
            </text:list>
            <text:p/>
            <text:list text:continue-numbering="true" text:style-name="L5">
              <text:list-header>
                <text:p>Dort finden Sie alle Folien, Übungsaufgaben, Hausaufgaben</text:p>
                <text:p>und weitere Materialien.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tinus Sans" svg:font-family="'Libertinus Sans'" style:font-family-generic="swiss" style:font-pitch="variable"/>
    <style:font-face style:name="Libertinus Serif" svg:font-family="'Libertinus Serif'" style:font-family-generic="roman"/>
    <style:font-face style:name="Libertinus Serif1" svg:font-family="'Libertinus Serif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Regular" svg:font-family="'Noto Sans Regular'" style:font-family-generic="system" style:font-pitch="variable"/>
    <style:font-face style:name="PingFang SC" svg:font-family="'PingFang SC'" style:font-family-generic="system" style:font-pitch="variable"/>
    <style:font-face style:name="Source Sans Pro" svg:font-family="'Source Sans Pro'" style:font-family-generic="roman" style:font-pitch="variable"/>
    <style:font-face style:name="Source Sans Pro Black" svg:font-family="'Source Sans Pro Black'" style:font-family-generic="swiss" style:font-pitch="variable"/>
    <style:font-face style:name="Source Sans Pro1" svg:font-family="'Source Sans Pro'" style:font-pitch="variable"/>
    <style:font-face style:name="Source Sans Pro2" svg:font-family="'Source Sans Pro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Noto Sans Regular" fo:font-size="24pt" fo:language="de" fo:country="DE" style:font-name-asian="Noto Sans CJK JP:palt" style:font-size-asian="24pt" style:language-asian="zh" style:country-asian="CN" style:font-name-complex="Noto Sans Regular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Source Sans Pro" fo:font-family="'Source Sans Pro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Source Sans Pro" fo:font-family="'Source Sans Pro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Source Sans Pro1" fo:font-family="'Source Sans Pro'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family-generic="swiss" style:font-pitch="variable" fo:font-size="29.3999996185303pt" fo:font-style="normal" fo:text-shadow="none" style:text-underline-style="none" fo:font-weight="normal" style:letter-kerning="true" style:font-size-asian="29.3999996185303pt" style:font-style-asian="normal" style:font-weight-asian="normal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Libertinus Serif1" fo:font-family="'Libertinus Serif'" style:font-family-generic="roman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Libertinus Serif1" fo:font-family="'Libertinus Serif'" style:font-family-generic="roman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style:font-name="Libertinus Serif1" fo:font-family="'Libertinus Serif'" style:font-family-generic="roman" style:font-pitch="variable"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style:font-name="Libertinus Serif1" fo:font-family="'Libertinus Serif'" style:font-family-generic="roman" style:font-pitch="variable"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  <style:text-properties style:font-name="Libertinus Serif1" fo:font-family="'Libertinus Serif'" style:font-family-generic="roman" style:font-pitch="variable" fo:font-size="15pt"/>
    </style:style>
    <style:style style:name="Midnightblue-outline6" style:family="presentation" style:parent-style-name="Midnightblue-outline5">
      <style:paragraph-properties fo:margin-left="0cm" fo:margin-right="0cm" fo:margin-top="0cm" fo:margin-bottom="0.075cm" fo:text-indent="0cm"/>
      <style:text-properties style:font-name="Libertinus Serif1" fo:font-family="'Libertinus Serif'" style:font-family-generic="roman" style:font-pitch="variable" fo:font-size="15pt"/>
    </style:style>
    <style:style style:name="Midnightblue-outline7" style:family="presentation" style:parent-style-name="Midnightblue-outline6">
      <style:paragraph-properties fo:margin-left="0cm" fo:margin-right="0cm" fo:margin-top="0cm" fo:margin-bottom="0.075cm" fo:text-indent="0cm"/>
      <style:text-properties style:font-name="Libertinus Serif1" fo:font-family="'Libertinus Serif'" style:font-family-generic="roman" style:font-pitch="variable" fo:font-size="15pt"/>
    </style:style>
    <style:style style:name="Midnightblue-outline8" style:family="presentation" style:parent-style-name="Midnightblue-outline7">
      <style:paragraph-properties fo:margin-left="0cm" fo:margin-right="0cm" fo:margin-top="0cm" fo:margin-bottom="0.075cm" fo:text-indent="0cm"/>
      <style:text-properties fo:font-size="15pt"/>
    </style:style>
    <style:style style:name="Midnightblue-outline9" style:family="presentation" style:parent-style-name="Midnightblue-outline8">
      <style:paragraph-properties fo:margin-left="0cm" fo:margin-right="0cm" fo:margin-top="0cm" fo:margin-bottom="0.075cm" fo:text-indent="0cm"/>
      <style:text-properties fo:font-size="15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2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Libertinus Sans" fo:font-family="'Libertinus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fill="solid" draw:fill-color="#2c3e50" fo:min-height="0.55cm" fo:min-width="27.8cm" style:protect="position size" loext:decorative="false"/>
    </style:style>
    <style:style style:name="Mgr4" style:family="graphic" style:parent-style-name="standard">
      <style:graphic-properties draw:fill="solid" draw:fill-color="#2c3e50" fo:min-height="3.175cm" fo:min-width="27.8cm" loext:decorative="false"/>
    </style:style>
    <style:style style:name="Mpr1" style:family="presentation" style:parent-style-name="Midnightblue-title">
      <style:graphic-properties draw:auto-grow-height="false" fo:min-height="0.101cm" loext:decorative="false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</style:style>
    <style:style style:name="MP6" style:family="paragraph">
      <style:paragraph-properties fo:text-align="start" style:writing-mode="lr-tb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 style:writing-mode="lr-tb"/>
    </style:style>
    <style:style style:name="MP9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0" style:family="paragraph">
      <loext:graphic-properties draw:fill="none" draw:fill-color="#ffffff"/>
      <style:text-properties style:use-window-font-color="true" loext:opacity="0%" fo:font-size="14pt" style:font-size-asian="14pt" style:font-size-complex="14pt"/>
    </style:style>
    <style:style style:name="MP11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end"/>
      <style:text-properties style:use-window-font-color="true" loext:opacity="0%" fo:font-size="14pt" style:font-size-asian="14pt" style:font-size-complex="14pt"/>
    </style:style>
    <style:style style:name="MP13" style:family="paragraph">
      <style:text-properties fo:font-size="14pt" style:font-size-asian="14pt" style:font-size-complex="14pt"/>
    </style:style>
    <style:style style:name="MP14" style:family="paragraph">
      <style:paragraph-properties fo:text-align="center"/>
      <style:text-properties fo:font-size="14pt" style:font-size-asian="14pt" style:font-size-complex="14pt"/>
    </style:style>
    <style:style style:name="MP15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6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text:span text:style-name="MT1"><text:s/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Midnightblu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text-style-name="MP5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pr1" draw:layer="backgroundobjects" svg:width="26cm" svg:height="1.997cm" svg:x="1cm" svg:y="0.627cm" presentation:class="title">
        <draw:text-box>
          <text:p>Click to edit the title text format</text:p>
        </draw:text-box>
      </draw:frame>
      <draw:frame presentation:style-name="Mpr2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2" draw:text-style-name="MP7" draw:layer="backgroundobjects" svg:width="9cm" svg:height="0.75cm" svg:x="9.5cm" svg:y="15cm" presentation:class="footer">
        <draw:text-box>
          <text:p text:style-name="MP8"><presentation:footer/></text:p>
        </draw:text-box>
      </draw:frame>
      <draw:frame presentation:style-name="Midnightblue-outline1" draw:layer="backgroundobjects" svg:width="25.199cm" svg:height="9.134cm" svg:x="1.4cm" svg:y="3.685cm" presentation:class="outline" presentation:placeholder="true">
        <draw:text-box/>
      </draw:frame>
      <presentation:notes style:page-layout-name="PM2">
        <draw:page-thumbnail presentation:style-name="Midnightblue-title" draw:layer="backgroundobjects" svg:width="17cm" svg:height="9.56cm" svg:x="2cm" svg:y="2.5cm" presentation:class="page"/>
        <draw:frame presentation:style-name="Midnightblue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3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4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4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5" draw:text-style-name="MP2" draw:layer="backgroundobjects" svg:width="6.523cm" svg:height="1.085cm" svg:x="1.4cm" svg:y="14.348cm" presentation:class="date-time">
        <draw:text-box>
          <text:p text:style-name="MP13"><text:span text:style-name="MT1"><presentation:date-time/></text:span></text:p>
        </draw:text-box>
      </draw:frame>
      <draw:frame presentation:style-name="Mpr5" draw:text-style-name="MP15" draw:layer="backgroundobjects" svg:width="8.875cm" svg:height="1.085cm" svg:x="9.576cm" svg:y="14.348cm" presentation:class="footer">
        <draw:text-box>
          <text:p text:style-name="MP14"><text:span text:style-name="MT1"><presentation:footer/></text:span></text:p>
        </draw:text-box>
      </draw:frame>
      <draw:frame presentation:style-name="Mpr5" draw:text-style-name="MP4" draw:layer="backgroundobjects" svg:width="6.523cm" svg:height="1.085cm" svg:x="20.076cm" svg:y="14.348cm" presentation:class="page-number">
        <draw:text-box>
          <text:p text:style-name="MP16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3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16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3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1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7T16:48:34.893569490</meta:creation-date>
    <meta:editing-duration>PT23H14M42S</meta:editing-duration>
    <meta:editing-cycles>50</meta:editing-cycles>
    <meta:generator>LibreOffice/24.8.1.2$MacOSX_X86_64 LibreOffice_project/87fa9aec1a63e70835390b81c40bb8993f1d4ff6</meta:generator>
    <dc:title>XML-Kurs Sitzung 1</dc:title>
    <meta:initial-creator>Christian Sonder</meta:initial-creator>
    <dc:date>2024-10-21T21:52:00.525211957</dc:date>
    <dc:creator>Christian Sonder</dc:creator>
    <meta:print-date>2024-10-10T11:19:03.107367505</meta:print-date>
    <meta:printed-by>PDF files: Christian Sonder</meta:printed-by>
    <dc:contributor>Christian Sonder</dc:contributor>
    <meta:document-statistic meta:object-count="78"/>
  </office:meta>
</office:document-meta>
</file>